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0.50pt" fo:font-weight="normal" fo:font-family="sans-serif" style:font-family-asian="sans-serif" style:font-family-complex="sans-serif" fo:background-color="transparent" fo:color="#222222"/>
    </style:style>
    <style:style style:name="T16" style:family="text">
      <style:text-properties fo:font-size="10.50pt" fo:font-weight="normal" fo:font-family="Calibri" style:font-family-asian="Calibri" style:font-family-complex="Calibri" fo:background-color="transparent" fo:color="#222222"/>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fo:color="#222222"/>
    </style:style>
    <style:style style:name="T34" style:family="text">
      <style:text-properties fo:font-size="10.50pt" fo:font-weight="normal" fo:font-family="sans-serif" style:font-family-asian="sans-serif" style:font-family-complex="sans-serif" fo:background-color="transparent" fo:color="#222222"/>
    </style:style>
    <style:style style:name="T35" style:family="text">
      <style:text-properties fo:font-size="10.50pt" fo:font-weight="normal" fo:font-family="'Times New Roman'" style:font-family-asian="'Times New Roman'" style:font-family-complex="'Times New Roman'" fo:background-color="transparent" fo:color="#222222"/>
    </style:style>
    <style:style style:name="T36" style:family="text">
      <style:text-properties fo:font-size="10.50pt" fo:font-weight="normal" fo:font-family="'Times New Roman'" style:font-family-asian="'Times New Roman'" style:font-family-complex="'Times New Roman'" fo:background-color="transparent" fo:color="#222222"/>
    </style:style>
    <style:style style:name="T37" style:family="text">
      <style:text-properties fo:font-size="10.50pt" fo:font-weight="normal" fo:font-family="'Times New Roman'" style:font-family-asian="'Times New Roman'" style:font-family-complex="'Times New Roman'" fo:background-color="transparent" fo:color="#222222"/>
    </style:style>
    <style:style style:name="T38" style:family="text">
      <style:text-properties fo:font-size="10.50pt" fo:font-weight="normal" fo:font-family="sans-serif" style:font-family-asian="sans-serif" style:font-family-complex="sans-serif" fo:background-color="transparent" fo:color="#222222"/>
    </style:style>
    <style:style style:name="T39" style:family="text">
      <style:text-properties fo:font-size="10.50pt" fo:font-weight="normal" fo:font-family="'Times New Roman'" style:font-family-asian="'Times New Roman'" style:font-family-complex="'Times New Roman'" fo:background-color="transparent" fo:color="#222222"/>
    </style:style>
    <style:style style:name="T40" style:family="text">
      <style:text-properties fo:font-size="10.50pt" fo:font-weight="normal" fo:font-family="sans-serif" style:font-family-asian="sans-serif" style:font-family-complex="sans-serif" fo:background-color="transparent" fo:color="#222222"/>
    </style:style>
    <style:style style:name="T41" style:family="text">
      <style:text-properties fo:font-size="10.50pt" fo:font-weight="normal" fo:font-family="'Times New Roman'" style:font-family-asian="'Times New Roman'" style:font-family-complex="'Times New Roman'" fo:background-color="transparent" fo:color="#222222"/>
    </style:style>
    <style:style style:name="T42" style:family="text">
      <style:text-properties fo:font-size="10.50pt" fo:font-weight="normal" fo:font-family="sans-serif" style:font-family-asian="sans-serif" style:font-family-complex="sans-serif" fo:background-color="transparent" fo:color="#222222"/>
    </style:style>
    <style:style style:name="T43" style:family="text">
      <style:text-properties fo:font-size="10.50pt" fo:font-weight="normal" fo:font-family="'Times New Roman'" style:font-family-asian="'Times New Roman'" style:font-family-complex="'Times New Roman'" fo:background-color="transparent" fo:color="#222222"/>
    </style:style>
    <style:style style:name="T44" style:family="text">
      <style:text-properties fo:font-size="10.50pt" fo:font-weight="normal" fo:font-family="sans-serif" style:font-family-asian="sans-serif" style:font-family-complex="sans-serif" fo:background-color="transparent" fo:color="#222222"/>
    </style:style>
    <style:style style:name="T45" style:family="text">
      <style:text-properties fo:font-size="10.50pt" fo:font-weight="normal" fo:font-family="'Times New Roman'" style:font-family-asian="'Times New Roman'" style:font-family-complex="'Times New Roman'" fo:background-color="transparent" fo:color="#222222"/>
    </style:style>
    <style:style style:name="T46" style:family="text">
      <style:text-properties fo:font-size="10.50pt" fo:font-weight="normal" fo:font-family="sans-serif" style:font-family-asian="sans-serif" style:font-family-complex="sans-serif" fo:background-color="transparent" fo:color="#222222"/>
    </style:style>
    <style:style style:name="T47" style:family="text">
      <style:text-properties fo:font-size="10.50pt" fo:font-weight="normal" fo:font-family="'Times New Roman'" style:font-family-asian="'Times New Roman'" style:font-family-complex="'Times New Roman'" fo:background-color="transparent" fo:color="#222222"/>
    </style:style>
    <style:style style:name="T48" style:family="text">
      <style:text-properties fo:font-size="10.50pt" fo:font-weight="normal" fo:font-family="sans-serif" style:font-family-asian="sans-serif" style:font-family-complex="sans-serif" fo:background-color="transparent" fo:color="#222222"/>
    </style:style>
    <style:style style:name="T49" style:family="text">
      <style:text-properties fo:font-size="10.50pt" fo:font-weight="normal" fo:font-family="'Times New Roman'" style:font-family-asian="'Times New Roman'" style:font-family-complex="'Times New Roman'" fo:background-color="transparent" fo:color="#222222"/>
    </style:style>
    <style:style style:name="T50" style:family="text">
      <style:text-properties fo:font-size="12.00pt" fo:font-weight="normal" fo:font-family="'Times New Roman'" style:font-family-asian="'Times New Roman'" style:font-family-complex="'Times New Roman'" fo:background-color="transparent" fo:color="#000000"/>
    </style:style>
    <style:style style:name="T51" style:family="text">
      <style:text-properties fo:font-size="10.50pt" fo:font-weight="normal" fo:font-family="'Times New Roman'" style:font-family-asian="'Times New Roman'" style:font-family-complex="'Times New Roman'" fo:background-color="transparent" fo:color="#222222"/>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Fira Sans', sans-serif'" style:font-family-asian="''Fira Sans', sans-serif'" style:font-family-complex="''Fira Sans', sans-serif'" fo:background-color="transparent" fo:color="#000000"/>
    </style:style>
    <style:style style:name="T54" style:family="text">
      <style:text-properties fo:font-size="12.00pt" fo:font-weight="normal" fo:font-family="Calibri" style:font-family-asian="Calibri" style:font-family-complex="Calibri" fo:background-color="transparent" fo:color="#000000"/>
    </style:style>
    <style:style style:name="T55" style:family="text">
      <style:text-properties fo:font-size="12.00pt" fo:font-weight="normal" fo:font-family="''Fira Sans', sans-serif'" style:font-family-asian="''Fira Sans', sans-serif'" style:font-family-complex="''Fira Sans', sans-serif'" fo:background-color="transparent" fo:color="#000000"/>
    </style:style>
    <style:style style:name="T56" style:family="text">
      <style:text-properties fo:font-size="12.00pt" fo:font-weight="normal" fo:font-family="Arial" style:font-family-asian="Arial" style:font-family-complex="Arial" fo:background-color="transparent" fo:color="#000000"/>
    </style:style>
    <style:style style:name="T57" style:family="text">
      <style:text-properties fo:font-size="12.00pt" fo:font-weight="normal" fo:font-family="''Fira Sans', sans-serif'" style:font-family-asian="''Fira Sans', sans-serif'" style:font-family-complex="''Fira Sans', sans-serif'" fo:background-color="transparent" fo:color="#000000"/>
    </style:style>
    <style:style style:name="T58" style:family="text">
      <style:text-properties fo:font-size="12.00pt" fo:font-weight="normal" fo:font-family="Calibri" style:font-family-asian="Calibri" style:font-family-complex="Calibri" fo:background-color="transparent" fo:color="#000000"/>
    </style:style>
    <style:style style:name="T5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6" style:family="text">
      <style:text-properties fo:font-size="12.00pt" fo:font-weight="normal" fo:font-family="''Fira Sans', sans-serif'" style:font-family-asian="''Fira Sans', sans-serif'" style:font-family-complex="''Fira Sans', sans-serif'" fo:background-color="transparent" fo:color="#000000"/>
    </style:style>
    <style:style style:name="T67" style:family="text">
      <style:text-properties fo:font-size="12.00pt" fo:font-weight="normal" fo:font-family="Calibri" style:font-family-asian="Calibri" style:font-family-complex="Calibri" fo:background-color="transparent" fo:color="#000000"/>
    </style:style>
    <style:style style:name="T68" style:family="text">
      <style:text-properties fo:font-size="10.50pt" fo:font-weight="normal" fo:font-family="sans-serif" style:font-family-asian="sans-serif" style:font-family-complex="sans-serif" fo:background-color="transparent" fo:color="#222222"/>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50pt" fo:font-weight="normal" fo:font-family="sans-serif" style:font-family-asian="sans-serif" style:font-family-complex="sans-serif" fo:background-color="transparent" fo:color="#222222"/>
    </style:style>
    <style:style style:name="T71" style:family="text">
      <style:text-properties fo:font-size="10.50pt" fo:font-weight="normal" fo:font-family="Calibri" style:font-family-asian="Calibri" style:font-family-complex="Calibri" fo:background-color="transparent" fo:color="#222222"/>
    </style:style>
    <style:style style:name="T72" style:family="text">
      <style:text-properties fo:font-size="10.50pt" fo:font-weight="normal" fo:font-family="sans-serif" style:font-family-asian="sans-serif" style:font-family-complex="sans-serif" fo:background-color="transparent" fo:color="#222222"/>
    </style:style>
    <style:style style:name="T73" style:family="text">
      <style:text-properties fo:font-size="10.50pt" fo:font-weight="normal" fo:font-family="Calibri" style:font-family-asian="Calibri" style:font-family-complex="Calibri" fo:background-color="transparent" fo:color="#222222"/>
    </style:style>
    <style:style style:name="T74" style:family="text">
      <style:text-properties fo:font-size="10.50pt" fo:font-weight="normal" fo:font-family="sans-serif" style:font-family-asian="sans-serif" style:font-family-complex="sans-serif" fo:background-color="transparent" fo:color="#222222"/>
    </style:style>
    <style:style style:name="T75" style:family="text">
      <style:text-properties fo:font-size="10.50pt" fo:font-weight="normal" fo:font-family="Calibri" style:font-family-asian="Calibri" style:font-family-complex="Calibri" fo:background-color="transparent" fo:color="#222222"/>
    </style:style>
    <style:style style:name="T7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b0080"/>
    </style:style>
    <style:style style:name="T7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b0080"/>
    </style:style>
    <style:style style:name="T7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b0080"/>
    </style:style>
    <style:style style:name="T79" style:family="text">
      <style:text-properties fo:font-size="12.00pt" fo:font-weight="normal" style:text-underline-mode="continuous" style:text-underline-type="single" style:text-underline-style="solid" style:text-underline-width="normal" fo:font-family="sans-serif" style:font-family-asian="sans-serif" style:font-family-complex="sans-serif" fo:background-color="transparent" fo:color="#0b0080"/>
    </style:style>
    <style:style style:name="T80" style:family="text">
      <style:text-properties fo:font-size="10.50pt" fo:font-weight="normal" fo:font-family="sans-serif" style:font-family-asian="sans-serif" style:font-family-complex="sans-serif" fo:background-color="transparent" fo:color="#222222"/>
    </style:style>
    <style:style style:name="T81" style:family="text">
      <style:text-properties fo:font-size="10.50pt" fo:font-weight="normal" fo:font-family="Calibri" style:font-family-asian="Calibri" style:font-family-complex="Calibri" fo:background-color="transparent" fo:color="#222222"/>
    </style:style>
    <style:style style:name="T8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b0080"/>
    </style:style>
    <style:style style:name="T8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b0080"/>
    </style:style>
    <style:style style:name="T8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b0080"/>
    </style:style>
    <style:style style:name="T85" style:family="text">
      <style:text-properties fo:font-size="12.00pt" fo:font-weight="normal" style:text-underline-mode="continuous" style:text-underline-type="single" style:text-underline-style="solid" style:text-underline-width="normal" fo:font-family="sans-serif" style:font-family-asian="sans-serif" style:font-family-complex="sans-serif" fo:background-color="transparent" fo:color="#0b0080"/>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6" style:family="text">
      <style:text-properties fo:font-size="12.00pt" fo:font-weight="normal" fo:font-family="'Times New Roman'" style:font-family-asian="'Times New Roman'" style:font-family-complex="'Times New Roman'" fo:background-color="transparent" style:use-window-font-color="true"/>
    </style:style>
    <style:style style:name="T10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8"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50.00%" fo:text-align="justify"/>
    </style:style>
    <style:style style:name="P2" style:family="paragraph">
      <style:paragraph-properties fo:line-height="160.00%" fo:text-align="left"/>
    </style:style>
    <style:style style:name="P3" style:family="paragraph">
      <style:paragraph-properties fo:line-height="150.00%" fo:text-align="justify"/>
    </style:style>
    <style:style style:name="P4" style:family="paragraph">
      <style:paragraph-properties fo:line-height="100.00%" fo:text-align="left" fo:margin-bottom="6.00pt"/>
    </style:style>
    <style:style style:name="P5" style:family="paragraph">
      <style:paragraph-properties fo:line-height="100.00%" fo:text-align="left"/>
    </style:style>
    <style:style style:name="P6" style:family="paragraph">
      <style:paragraph-properties fo:line-height="150.00%" fo:text-align="justify"/>
    </style:style>
  </office:automatic-styles>
  <office:body>
    <office:text>
      <text:p text:style-name="P1"><text:span text:style-name="T1">Niedopodal centrum pe</text:span><text:span text:style-name="T2">łnego ludzi, pełnego nowczosenych kin, stoi opuszczone kino Uciecha</text:span></text:p>
      <text:p text:style-name="P1"><text:span text:style-name="T3"/></text:p>
      <text:p text:style-name="P1"><text:span text:style-name="T4">Historia</text:span></text:p>
      <text:p text:style-name="P1"><text:span text:style-name="T5"/></text:p>
      <text:p text:style-name="P1"><text:span text:style-name="T6">Budynek zosta</text:span><text:span text:style-name="T7">ł wybudowany w latach<text:s text:c="2"/>1924-1929 i na początku służył jako siedziba straży pożarnej. W budynku mieściła się remiza, dwuizbowe mieszkanie, świetlica oraz sala do ćwiczeń dla orkiestry. </text:span></text:p>
      <text:p text:style-name="P1"><text:span text:style-name="T8">Ju</text:span><text:span text:style-name="T9">ż wtedy, na parterze znajdowały się kasy biletowe, restauracja oraz pomieszczenia techniczne. Obszerny hol z podw</text:span><text:span text:style-name="T10">ójnymi schodami prowadzi</text:span><text:span text:style-name="T11">ł do sali teatralnej kt</text:span><text:span text:style-name="T12">óra usytuowana by</text:span><text:span text:style-name="T13">ła na pierwszym piętrze. Sala ta, wraz z balkonem mogła pomieścić<text:s text:c="2"/>500 os</text:span><text:span text:style-name="T14">ób.</text:span></text:p>
      <text:p text:style-name="P1"><text:span text:style-name="T15">Na tym samym pi</text:span><text:span text:style-name="T16">ętrze mieściły się też toalety oraz dwuizbowe mieszkanie</text:span><text:span text:style-name="T17"><text:s/></text:span></text:p>
      <text:p text:style-name="P1"><text:span text:style-name="T18"/></text:p>
      <text:p text:style-name="P1"><text:span text:style-name="T19">Czary</text:span></text:p>
      <text:p text:style-name="P1"><text:span text:style-name="T19">W 1930 roku sala teatralna zosta</text:span><text:span text:style-name="T20">ła oddana w dzierżawę i tym samym zaczęło w niej funkcjonować kino<text:s/></text:span><text:span text:style-name="T21">„</text:span><text:span text:style-name="T22">Czary</text:span><text:span text:style-name="T23">”</text:span><text:span text:style-name="T24">, kt</text:span><text:span text:style-name="T25">óre po wojnie zmieni</text:span><text:span text:style-name="T26">ło swoją nazwę na<text:s/></text:span><text:span text:style-name="T27">„</text:span><text:span text:style-name="T28">Uciecha</text:span><text:span text:style-name="T29">”</text:span></text:p>
      <text:p text:style-name="P1"><text:span text:style-name="T30"/></text:p>
      <text:p text:style-name="P1"><text:span text:style-name="T31">II Wojna<text:s/></text:span><text:span text:style-name="T32">światowa</text:span></text:p>
      <text:p text:style-name="P1"><text:span text:style-name="T33"> </text:span><text:span text:style-name="T34">wybuchem II Wojny<text:s/></text:span><text:span text:style-name="T35">Światowej budynek został zamieniony w<text:s/></text:span><text:span text:style-name="T36">„Deutschehaus”, a stra</text:span><text:span text:style-name="T37">żacy musieli opuścić remizę. W maju 1945 roku strażacy rozpoczęli starania o rewindykację gmachu strażnicy, kt</text:span><text:span text:style-name="T38">óre rok pó</text:span><text:span text:style-name="T39">źniej zakończyły się sukcesem. Dzięki zaangażowaniu mieszkańc</text:span><text:span text:style-name="T40">ów i stra</text:span><text:span text:style-name="T41">żak</text:span><text:span text:style-name="T42">ów wybudowano wozowni</text:span><text:span text:style-name="T43">ę, do kt</text:span><text:span text:style-name="T44">órej zosta</text:span><text:span text:style-name="T45">ł podpięty wodociąg miejski Wzniesiono r</text:span><text:span text:style-name="T46">ównie</text:span><text:span text:style-name="T47">ż czteropiętrową wieżę ciśnień oraz postawiono parkan, kt</text:span><text:span text:style-name="T48">óry oddziela</text:span><text:span text:style-name="T49">ł remizę od parku miejskiego.<text:s/></text:span><text:span text:style-name="T50">Strażnica wraz z kinem dzięki zaangażowaniu lokalnego społeczeństwa zaczęła ponownie funkcjonować po wojnie.</text:span><text:span text:style-name="T51"><text:s/></text:span></text:p>
      <text:p text:style-name="P1"><text:span text:style-name="T52"/></text:p>
      <text:p text:style-name="P2"><text:span text:style-name="T53">W latach 90. XX wieku stra</text:span><text:span text:style-name="T54">ż borykała się z wieloma problemami finansowymi. Budynek strażnicy wymagał remontu, na co brakowało środk</text:span><text:span text:style-name="T55">ów. Kino nie funkcjonowa</text:span><text:span text:style-name="T56">ł</text:span><text:span text:style-name="T57">o ju</text:span><text:span text:style-name="T58">ż od wielu lat. Na skutek negocjacji władz miasta ze strażą w 1998 roku miasto przejęło prawie siedemdziesięcioletni budynek z </text:span><text:a xlink:href="http://www.zumi.pl/czeladź+1+maja,namapie.html#50.316731/19.068815/13/hybrid"><text:span text:style-name="T60">kinem<text:s/></text:span><text:span text:style-name="T61">„</text:span><text:span text:style-name="T62">Uciecha</text:span><text:span text:style-name="T63"><text:s/>HYPERLINK "http://www.zumi.pl/czelad</text:span><text:span text:style-name="T64">ź+1+maja,namapie.html#50.316731/19.068815/13/hybrid"</text:span><text:span text:style-name="T65">"</text:span></text:a><text:span text:style-name="T66">. W 2002 na drodze przetargu kino znalaz</text:span><text:span text:style-name="T67">ło nowego właściciela. Niestety mimo upływających lat obiekt nie został reaktywowany i do dziś stoi pusty.</text:span></text:p>
      <text:p text:style-name="P3"><text:span text:style-name="T68"><text:line-break/></text:span></text:p>
      <text:p text:style-name="P3"><text:span text:style-name="T69"/></text:p>
      <text:p text:style-name="P3"><text:span text:style-name="T70">W latach 90. XX wieku stra</text:span><text:span text:style-name="T71">ż przeżywała kłopoty finansowe spowodowane potrzebą zakupu nowego sprzętu, pieniędzy brakowało też na odremontowanie budynku strażnicy. Od kilku lat nie działało już kino (po zamknięciu kina przez parę lat działała jeszcze restauracja mieszcząca się na parterze. Strażak</text:span><text:span text:style-name="T72">ów nie by</text:span><text:span text:style-name="T73">ło stać na utrzymanie obiektu. Pojawiły się plany sprzedaży lub dzierżawy budynku, do żadnego z nich nie doszło. Nastąpił okres negocjacji, strażacy wywalczyli od władz miasta nową strażnicę, dobudowano pomieszczenia do istniejących garaży. Ostatecznie w 1998 roku miasto przejęło niszczejący budynek, rozpatrywano wzięcie długoterminowych kredyt</text:span><text:span text:style-name="T74">ów na remont. W listopadzie 2002 roku w wyniku og</text:span><text:span text:style-name="T75">łoszonego przetargu został wyłoniony nowy nabywca starej strażnicy</text:span><text:a xlink:href="https://pl.wikipedia.org/wiki/Kino_„Uciecha”_w_Czeladzi#cite_note-3"><text:span text:style-name="T79">[3]</text:span></text:a><text:span text:style-name="T80">. Od 2002 roku w budynku nie powsta</text:span><text:span text:style-name="T81">ło nic, nie został on wyremontowany. Do dzisiaj stoi on i niszczeje, działa jedynie dobudowana do niego po wojnie remiza strażacka</text:span><text:a xlink:href="https://pl.wikipedia.org/wiki/Kino_„Uciecha”_w_Czeladzi#cite_note-4"><text:span text:style-name="T85">[4</text:span></text:a><text:span text:style-name="T86"><text:s/></text:span></text:p>
      <text:p text:style-name="P4"><text:span text:style-name="T86">Niebieskawa fasada z jasnymi pilastrami,<text:s/></text:span><text:span text:style-name="T87">łukowo zakończone drzwi, okna ze szprosami. I choć większość szyb została wybita, budynek przy placu wciąż potrafi zachwycić. - Jest przepiękny! Szkoda, że nikt się nim nie zajmuje, bo jeszcze kilka lat i kawał historii miasta nada się już tylko do rozbi</text:span><text:span text:style-name="T88">órki - mówi 64-letni pan Stefan, mieszkaniec jednej z pobliskich ulic.</text:span></text:p>
      <text:p text:style-name="P4"><text:span text:style-name="T89"><text:line-break/></text:span></text:p>
      <text:p text:style-name="P4"><text:span text:style-name="T89">Stefan Gos, w</text:span><text:span text:style-name="T90">łaściciel otwartego rok temu w Czeladzi hotelu Rycerskiego, dwie trzecie udział</text:span><text:span text:style-name="T91">ów Uciechy dosta</text:span><text:span text:style-name="T92">ł w 1996 roku. Wymarzył sobie, że przywr</text:span><text:span text:style-name="T93">óci<text:s/></text:span><text:span text:style-name="T94">życie w zabytkowym budynku. Na dole chciał otworzyć restaurację ze śr</text:span><text:span text:style-name="T95">ódmorskimi przysmakami, na górze sal</text:span><text:span text:style-name="T96">ę na imprezy kulturalne i spotkania z ciekawymi ludźmi. Pomysł spodobał się też Wiesławowi Krzyśkowi, wsp</text:span><text:span text:style-name="T97">ólnikowi Gosa.</text:span></text:p>
      <text:p text:style-name="P4"><text:span text:style-name="T98">Problem w tym,<text:s/></text:span><text:span text:style-name="T99">że działka przed gmachem (łącznie ze schodami prowadzącymi do wejścia) należy do miasta. - Oznacza to, że nie mamy dojazdu do budynku i miejsca na parkingi - m</text:span><text:span text:style-name="T100">ówi</text:span><text:span text:style-name="T101">ą właściciele Uciechy.</text:span></text:p>
      <text:p text:style-name="P4"><text:span text:style-name="T102">Stefan Gos zaznacza,<text:s/></text:span><text:span text:style-name="T103">że zgłosił w magistracie chęć zamiany jednej ze swoich działek na placyk przed byłym kinem, ale sprawa nie znalazła finału do dziś. - Liczę, że obecna rada miasta przychyli się do mojej propozycji. Inwestycja ruszyłaby pełną parą, gdybym tylko miał zalegalizowany dojazd do budynku - przekonuje biznesmen.</text:span></text:p>
      <text:p text:style-name="P5"><text:span text:style-name="T104"/></text:p>
      <text:p text:style-name="P5"><text:span text:style-name="T104"/></text:p>
      <text:p text:style-name="P6"><text:span text:style-name="T104"/></text:p>
      <text:p text:style-name="P6"><text:span text:style-name="T104"/></text:p>
      <text:p text:style-name="P6"><text:span text:style-name="T104"/></text:p>
      <text:p text:style-name="P6"><text:span text:style-name="T104"/></text:p>
      <text:p text:style-name="P6"><text:a xlink:href="https://podroze.onet.pl/polska/slaskie/opuszczone-kino-uciecha-w-czeladzi/f4qtyly"><text:span text:style-name="T105">https://podroze.onet.pl/polska/slaskie/opuszczone-kino-uciecha-w-czeladzi/f4qtyly</text:span></text:a><text:span text:style-name="T106"/></text:p>
      <text:p text:style-name="P6"><text:a xlink:href="http://sosnowiec.wyborcza.pl/sosnowiec/1,93867,10356816,Najpierw_remiza_strazacka__potem_kino__teraz_ruina.html?disableRedirects=true"><text:span text:style-name="T107">http://sosnowiec.wyborcza.pl/sosnowiec/1,93867,10356816,Najpierw_remiza_strazacka__potem_kino__teraz_ruina.html?disableRedirects=true</text:span></text:a><text:span text:style-name="T10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